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9-08T17:14:55.31">
            <text:p>2020/9/8 17:1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 application</text:p>
          </table:table-cell>
          <table:table-cell office:value-type="string">
            <text:p>for nanomaterial</text:p>
          </table:table-cell>
          <table:table-cell office:value-type="string">
            <text:p>M-47,#15.1.1</text:p>
          </table:table-cell>
          <table:table-cell table:number-columns-repeated="4"/>
          <table:table-cell office:value-type="date" office:date-value="2020-08-23T18:09:57.01">
            <text:p>2020/8/23 18:0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9-08T17:14:55.31">
            <text:p>2020/9/8 17:1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9-08T17:14:55.32">
            <text:p>2020/9/8 17:1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80]);&quot;)&quot;)" office:value-type="string" office:string-value="sn(54.1)">
            <text:p>sn(54.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.471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&amp;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&amp;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8.104cm" draw:caption-point-x="-0.61cm" draw:caption-point-y="1.526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table:style-name="ce44" office:value-type="string">
            <text:p>%</text:p>
          </table:table-cell>
          <table:table-cell table:style-name="ce45" office:value-type="float" office:value="30">
            <text:p>30</text:p>
          </table:table-cell>
          <table:table-cell table:style-name="ce46" office:value-type="string">
            <text:p>Breakthrough: Liquid Fuels at Room Temp by Converting CO2, Methane Directly</text:p>
          </table:table-cell>
          <table:table-cell table:style-name="ce47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47" office:value-type="string">
            <text:p>Oct 20, 2017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&amp;</text:p>
          </table:table-cell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9">
            <text:p>39</text:p>
          </table:table-cell>
          <table:table-cell table:style-name="ce46" office:value-type="string">
            <text:p>簡単に始められる大気圧低温プラズマジェットの実験</text:p>
          </table:table-cell>
          <table:table-cell table:style-name="ce47" office:value-type="string">
            <text:p>http://www.kobe-kosen.ac.jp/activity/publication/kiyou/Kiyou11/Data/Vol50Paper087_092.pdf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2</text:p>
          </table:table-cell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31T16:13:58.24">
            <text:p>05.31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4">
          <table:table-cell table:style-name="ce44" office:value-type="string">
            <text:p>%</text:p>
          </table:table-cell>
          <table:table-cell table:style-name="ce45" office:value-type="float" office:value="39.1">
            <text:p>39.1</text:p>
          </table:table-cell>
          <table:table-cell table:style-name="ce46"/>
          <table:table-cell table:style-name="ce47" office:value-type="string">
            <text:p><text:a xlink:href="https://baike.baidu.com/item/xps/688711">https://baike.baidu.com/item/xps/688711</text:a></text:p>
            <text:p><text:span text:style-name="T2"><text:a xlink:href="https://www.jaima.or.jp/jp/analytical/basic/electronbeam/xps/">https://www.jaima.or.jp/jp/analytical/basic/electronbeam/xps/</text:a></text:span></text:p>
            <text:p><text:a xlink:href="https://www.ulvac-phi.com/ja/surface-analysis/xps/">https://www.ulvac-phi.com/ja/surface-analysis/xps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31T15:55:46.17">
            <text:p>05.31</text:p>
          </table:table-cell>
          <table:table-cell table:style-name="ce57"/>
          <table:table-cell table:style-name="ce64"/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0">
            <text:p>40</text:p>
          </table:table-cell>
          <table:table-cell table:style-name="ce46" office:value-type="string">
            <text:p>プラズマ装置 </text:p>
          </table:table-cell>
          <table:table-cell table:style-name="ce47" office:value-type="string">
            <text:p>https://axel.as-1.co.jp/asone/s/I0060000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1">
            <text:p>41</text:p>
          </table:table-cell>
          <table:table-cell table:style-name="ce46" office:value-type="string">
            <text:p>ガソリン消費量</text:p>
          </table:table-cell>
          <table:table-cell table:style-name="ce47" office:value-type="string">
            <text:p>http://goodspeed-mumu.com/2018/08/21/carfree-crudeoil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/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1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6">
            <text:p>46</text:p>
          </table:table-cell>
          <table:table-cell table:style-name="ce34"/>
          <table:table-cell table:style-name="ce36" office:value-type="string">
            <text:p>https://www.aqa-kyoto-plasma.com/blank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.1</text:p>
          </table:table-cell>
          <table:table-cell table:style-name="ce56" office:value-type="date" office:date-value="2020-05-28T17:24:09.19">
            <text:p>05.2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#</text:p>
          </table:table-cell>
          <table:table-cell table:style-name="ce45" office:value-type="float" office:value="47">
            <text:p>47</text:p>
          </table:table-cell>
          <table:table-cell table:style-name="ce46" office:value-type="string">
            <text:p><text:s/>Plasma technology – a novel solution for CO2 conversion? </text:p>
          </table:table-cell>
          <table:table-cell table:style-name="ce47" office:value-type="string">
            <text:p>https://pubs.rsc.org/en/content/articlelanding/2017/cs/c6cs00066e#!divAbstract</text:p>
          </table:table-cell>
          <table:table-cell table:style-name="ce47"/>
          <table:table-cell table:style-name="ce46"/>
          <table:table-cell table:style-name="ce47"/>
          <table:table-cell table:style-name="ce50" office:value-type="string">
            <text:p>S-13</text:p>
          </table:table-cell>
          <table:table-cell table:style-name="ce57" office:value-type="date" office:date-value="2020-05-31T16:23:22.56">
            <text:p>05.31</text:p>
          </table:table-cell>
          <table:table-cell table:style-name="ce57" office:value-type="date" office:date-value="2020-06-01T13:08:29.81">
            <text:p>06.01</text:p>
          </table:table-cell>
          <table:table-cell table:style-name="ce64" office:value-type="date" office:date-value="2020-06-29T17:28:40.55">
            <text:p>06.29</text:p>
          </table:table-cell>
          <table:table-cell table:style-name="ce65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1">
            <text:p>47.1</text:p>
          </table:table-cell>
          <table:table-cell table:style-name="ce34" office:value-type="string">
            <text:p>Mechanistic study of non-thermal plasma assisted CO2 hydrogenation over Ru supported on MgAl layered double hydroxide</text:p>
          </table:table-cell>
          <table:table-cell table:style-name="ce36" office:value-type="string">
            <text:p>https://www.sciencedirect.com/science/article/pii/S0926337320301673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2">
            <text:p>47.2</text:p>
          </table:table-cell>
          <table:table-cell table:style-name="ce34" office:value-type="string">
            <text:p>CO2 conversion by plasma technology: insights from modeling the plasma chemistry and plasma reactor design</text:p>
          </table:table-cell>
          <table:table-cell table:style-name="ce36" office:value-type="string">
            <text:p>https://iopscience.iop.org/article/10.1088/1361-6595/aa6ad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3">
            <text:p>47.3</text:p>
          </table:table-cell>
          <table:table-cell table:style-name="ce34" office:value-type="string">
            <text:p>Plasma-Catalytic Conversion of Carbon Dioxide</text:p>
          </table:table-cell>
          <table:table-cell table:style-name="ce36" office:value-type="string">
            <text:p>https://www.researchgate.net/publication/337953537_Plasma-Catalytic_Conversion_of_Carbon_Dioxide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4">
            <text:p>47.4</text:p>
          </table:table-cell>
          <table:table-cell table:style-name="ce34" office:value-type="string">
            <text:p>Plasma technology - a novel solution for CO2 conversion?</text:p>
          </table:table-cell>
          <table:table-cell table:style-name="ce36" office:value-type="string">
            <text:p>https://www.researchgate.net/publication/319214069_Plasma_technology_-_a_novel_solution_for_CO2_convers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5">
            <text:p>47.5</text:p>
          </table:table-cell>
          <table:table-cell table:style-name="ce34" office:value-type="string">
            <text:p>Non-thermal plasma technology for the conversion of CO2</text:p>
          </table:table-cell>
          <table:table-cell table:style-name="ce36" office:value-type="string">
            <text:p>https://www.sciencedirect.com/science/article/pii/S245222361630061X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6">
            <text:p>47.6</text:p>
          </table:table-cell>
          <table:table-cell table:style-name="ce34" office:value-type="string">
            <text:p>Plasma-photocatalytic conversion of CO2 at low temperatures: Understanding the synergistic effect of plasma-catalysis</text:p>
          </table:table-cell>
          <table:table-cell table:style-name="ce36" office:value-type="string">
            <text:p>https://www.sciencedirect.com/science/article/abs/pii/S0926337315301788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7.7">
            <text:p>47.7</text:p>
          </table:table-cell>
          <table:table-cell table:style-name="ce34" office:value-type="string">
            <text:p>Conversion of methane by CO2 + H2O + CH4 plasma</text:p>
          </table:table-cell>
          <table:table-cell table:style-name="ce36" office:value-type="string">
            <text:p>https://www.sciencedirect.com/science/article/pii/S0306261915002731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31T16:23:22.56">
            <text:p>05.31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48">
            <text:p>48</text:p>
          </table:table-cell>
          <table:table-cell table:style-name="ce34" office:value-type="string">
            <text:p>Plasma Chemistry</text:p>
          </table:table-cell>
          <table:table-cell table:style-name="ce36" office:value-type="string">
            <text:p>https://encyclopedia2.thefreedictionary.com/Plasma+Chemistry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9">
            <text:p>49</text:p>
          </table:table-cell>
          <table:table-cell table:style-name="ce34" office:value-type="string">
            <text:p>Gas-phase ion chemistry</text:p>
          </table:table-cell>
          <table:table-cell table:style-name="ce36" office:value-type="string">
            <text:p>https://en.wikipedia.org/wiki/Gas-phase_ion_chemistry#Gas_phase_ion_formatio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0T13:42:14.81">
            <text:p>06.20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0">
            <text:p>50</text:p>
          </table:table-cell>
          <table:table-cell table:style-name="ce34" office:value-type="string">
            <text:p><text:s/>Forschungsbereich - Plasmakatalyse </text:p>
          </table:table-cell>
          <table:table-cell table:style-name="ce36" office:value-type="string">
            <text:p>https://www.uni-ulm.de/nawi/nawi-elektrochemie/forschung/plasmakatalyse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6-29T17:19:20.4">
            <text:p>06.29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1">
            <text:p>51</text:p>
          </table:table-cell>
          <table:table-cell table:style-name="ce34" office:value-type="string">
            <text:p><text:s/>Vom Plasma zu Flüssigkeiten zu Festkörpern </text:p>
          </table:table-cell>
          <table:table-cell table:style-name="ce36" office:value-type="string">
            <text:p>https://www.pro-physik.de/nachrichten/vom-plasma-zu-fluessigkeiten-zu-festkoerpern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2">
            <text:p>52</text:p>
          </table:table-cell>
          <table:table-cell table:style-name="ce34" office:value-type="string">
            <text:p>Нетепловая плазма - Nonthermal plasma</text:p>
          </table:table-cell>
          <table:table-cell table:style-name="ce36" office:value-type="string">
            <text:p>https://ru.qwe.wiki/wiki/Nonthermal_plasma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3">
            <text:p>53</text:p>
          </table:table-cell>
          <table:table-cell table:style-name="ce34" office:value-type="string">
            <text:p><text:s/>The Use of Zeolites for VOCs Abatement by Combining Non-Thermal Plasma, Adsorption, and/or Catalysis: A Review</text:p>
          </table:table-cell>
          <table:table-cell table:style-name="ce36" office:value-type="string">
            <text:p>https://www.mdpi.com/2073-4344/9/1/98/htm</text:p>
          </table:table-cell>
          <table:table-cell table:style-name="ce36"/>
          <table:table-cell table:style-name="ce34" office:value-type="string">
            <text:p>https://yandex.ru/images/search?from=tabbar&amp;text=plasma catalysis&amp;pos=12&amp;img_url=<text:a xlink:href="https://res.mdpi.com/catalysts/catalysts-09-00098/article_deploy/html/images/catalysts-09-00098-g001.png&amp;rpt=simage">https://res.mdpi.com/catalysts/catalysts-09-00098/article_deploy/html/images/catalysts-09-00098-g001.png&amp;rpt=simage</text:a></text:p>
          </table:table-cell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4.1">
            <text:p>54.1</text:p>
          </table:table-cell>
          <table:table-cell table:style-name="ce34" office:value-type="string">
            <text:p>packed bed non-thermal plasma reactor</text:p>
          </table:table-cell>
          <table:table-cell table:style-name="ce36" office:value-type="string">
            <text:p>https://www.researchgate.net/figure/Schematic-diagram-of-packed-bed-non-thermal-plasma-reactor-and-its-cross-sectional-view_fig1_316081189</text:p>
          </table:table-cell>
          <table:table-cell table:style-name="ce36" office:value-type="string">
            <text:p>Apr 2017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9-08T17:14:19.61">
            <text:p>09.08</text:p>
          </table:table-cell>
          <table:table-cell table:style-name="ce56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9-08T17:14:52.83">
            <text:p>2020/9/8 17:14</text:p>
          </table:table-cell>
          <table:table-cell table:style-name="ce14" table:formula="of:=NOW()" office:value-type="date" office:date-value="2020-09-08T17:14:52.83">
            <text:p>2020/9/8 17:14</text:p>
          </table:table-cell>
          <table:table-cell table:style-name="ce14" table:formula="of:=NOW()" office:value-type="date" office:date-value="2020-09-08T17:14:52.83">
            <text:p>2020/9/8 17:14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9-08T17:14:55.57">
            <text:p>2020/9/8 17:14</text:p>
          </table:table-cell>
          <table:table-cell table:style-name="ce14" table:formula="of:=NOW()" office:value-type="date" office:date-value="2020-09-08T17:14:55.57">
            <text:p>2020/9/8 17:14</text:p>
          </table:table-cell>
          <table:table-cell table:style-name="ce14" table:formula="of:=NOW()" office:value-type="date" office:date-value="2020-09-08T17:14:55.57">
            <text:p>2020/9/8 17:14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9-08T17:14:55.67">
            <text:p>2020/9/8 17:14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5)">
            <text:p>sn(15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3">
            <text:p>13</text:p>
          </table:table-cell>
          <table:table-cell table:style-name="ce29" office:value-type="string">
            <text:p>co2 plasma conversion</text:p>
          </table:table-cell>
          <table:table-cell table:style-name="ce36" office:value-type="string">
            <text:p>https://duckduckgo.com/?q=co2+plasma+conversion&amp;ia=web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31T16:20:32.2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プラズマ発生装置 仕組み</text:p>
          </table:table-cell>
          <table:table-cell table:number-columns-repeated="6"/>
          <table:table-cell office:value-type="date" office:date-value="2020-05-31T16:24:30.05">
            <text:p>05.3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5">
            <text:p>15</text:p>
          </table:table-cell>
          <table:table-cell table:style-name="ce29" office:value-type="string">
            <text:p>плазменный катализ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6-29T17:17:38.15">
            <text:p>06.2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9-08T17:14:55.68">
            <text:p>2020/9/8 17:1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6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9-08T17:14:55.81">
            <text:p>2020/9/8 17:14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3_docs.A1:3_docs.L96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2020/09/08</text:date>, <text:time>17:1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9-08T17:14:54.03</dc:date>
    <dc:creator>iwabuchi ken</dc:creator>
    <meta:editing-duration>P1DT6H20M48S</meta:editing-duration>
    <meta:editing-cycles>149</meta:editing-cycles>
    <meta:generator>OpenOffice/4.1.3$Win32 OpenOffice.org_project/413m1$Build-9783</meta:generator>
    <meta:document-statistic meta:table-count="7" meta:cell-count="946" meta:object-count="0"/>
  </office:meta>
</office:document-meta>
</file>